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cm" svg:height="1.123cm" svg:x="8.1cm" svg:y="23.4cm">
          <draw:text-box>
            <text:p text:style-name="P1"><text:span text:style-name="T1">Tirar una </text:span></text:p>
            <text:p text:style-name="P1"><text:span text:style-name="T1">bolita</text:span></text:p>
          </draw:text-box>
        </draw:frame>
        <draw:frame draw:style-name="gr2" draw:text-style-name="P1" draw:layer="layout" svg:width="3.444cm" svg:height="2.867cm" svg:x="6.256cm" svg:y="18.233cm">
          <draw:text-box>
            <text:p text:style-name="P1"><text:span text:style-name="T1">Si pega en un</text:span></text:p>
            <text:p text:style-name="P1"><text:span text:style-name="T1">Cuadrado </text:span></text:p>
            <text:p text:style-name="P1"><text:span text:style-name="T1">Eliminar Todos </text:span></text:p>
            <text:p text:style-name="P1"><text:span text:style-name="T1">los que Estan </text:span></text:p>
            <text:p text:style-name="P1"><text:span text:style-name="T1">conectado y son </text:span></text:p>
            <text:p text:style-name="P1"><text:span text:style-name="T1">iguales</text:span></text:p>
          </draw:text-box>
        </draw:frame>
        <draw:frame draw:style-name="gr3" draw:text-style-name="P1" draw:layer="layout" svg:width="3.046cm" svg:height="3.411cm" svg:x="9.354cm" svg:y="18.189cm">
          <draw:text-box>
            <text:p text:style-name="P1"><text:span text:style-name="T1">Si pega en </text:span></text:p>
            <text:p text:style-name="P1"><text:span text:style-name="T1">Un 8 (bomba)</text:span></text:p>
            <text:p text:style-name="P1"><text:span text:style-name="T1">Eliminar varios</text:span></text:p>
            <text:p text:style-name="P1"><text:span text:style-name="T1">Cuadrados</text:span></text:p>
            <text:p text:style-name="P1"><text:span text:style-name="T1"><text:s/></text:span><text:span text:style-name="T1">cercanos</text:span></text:p>
          </draw:text-box>
        </draw:frame>
        <draw:frame draw:style-name="gr2" draw:text-style-name="P1" draw:layer="layout" svg:width="4.668cm" svg:height="1.123cm" svg:x="6.732cm" svg:y="16.7cm">
          <draw:text-box>
            <text:p text:style-name="P1"><text:span text:style-name="T1">Agregar mas cuadrados</text:span></text:p>
            <text:p text:style-name="P1"><text:span text:style-name="T1">Al finalizar el tiempo</text:span></text:p>
          </draw:text-box>
        </draw:frame>
        <draw:frame draw:style-name="gr2" draw:text-style-name="P1" draw:layer="layout" svg:width="3.897cm" svg:height="1.559cm" svg:x="4.403cm" svg:y="14.241cm">
          <draw:text-box>
            <text:p text:style-name="P1"><text:span text:style-name="T1">Avisar si hay algun </text:span></text:p>
            <text:p text:style-name="P1"><text:span text:style-name="T1">Cuadrado cerca del</text:span></text:p>
            <text:p text:style-name="P1"><text:span text:style-name="T1">Borde superior</text:span></text:p>
          </draw:text-box>
        </draw:frame>
        <draw:frame draw:style-name="gr2" draw:text-style-name="P1" draw:layer="layout" svg:width="4.138cm" svg:height="1.559cm" svg:x="9.6cm" svg:y="14.2cm">
          <draw:text-box>
            <text:p text:style-name="P1"><text:span text:style-name="T1">Finalizar juego si</text:span></text:p>
            <text:p text:style-name="P1"><text:span text:style-name="T1">Un cuadrado supero </text:span></text:p>
            <text:p text:style-name="P1"><text:span text:style-name="T1">El borde superior</text:span></text:p>
          </draw:text-box>
        </draw:frame>
        <draw:line draw:style-name="gr4" draw:text-style-name="P2" draw:layer="layout" svg:x1="3.1cm" svg:y1="13.8cm" svg:x2="9cm" svg:y2="26.5cm">
          <text:p/>
        </draw:line>
        <draw:line draw:style-name="gr4" draw:text-style-name="P2" draw:layer="layout" svg:x1="14.9cm" svg:y1="13.8cm" svg:x2="9cm" svg:y2="26.6cm">
          <text:p/>
        </draw:line>
        <draw:line draw:style-name="gr4" draw:text-style-name="P2" draw:layer="layout" svg:x1="3.1cm" svg:y1="13.8cm" svg:x2="14.9cm" svg:y2="13.8cm">
          <text:p/>
        </draw:line>
        <draw:line draw:style-name="gr4" draw:text-style-name="P2" draw:layer="layout" svg:x1="4.3cm" svg:y1="16.3cm" svg:x2="13.8cm" svg:y2="16.3cm">
          <text:p/>
        </draw:line>
        <draw:line draw:style-name="gr4" draw:text-style-name="P2" draw:layer="layout" svg:x1="8.8cm" svg:y1="13.8cm" svg:x2="8.8cm" svg:y2="16.3cm">
          <text:p/>
        </draw:line>
        <draw:line draw:style-name="gr4" draw:text-style-name="P2" draw:layer="layout" svg:x1="5.1cm" svg:y1="18cm" svg:x2="13cm" svg:y2="18cm">
          <text:p/>
        </draw:line>
        <draw:line draw:style-name="gr4" draw:text-style-name="P2" draw:layer="layout" svg:x1="7.3cm" svg:y1="22.7cm" svg:x2="10.8cm" svg:y2="22.7cm">
          <text:p/>
        </draw:line>
        <draw:line draw:style-name="gr4" draw:text-style-name="P2" draw:layer="layout" svg:x1="9.3cm" svg:y1="17.9cm" svg:x2="9.4cm" svg:y2="2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6T02:03:40.96</meta:creation-date>
    <dc:date>2012-10-16T02:17:49.06</dc:date>
    <meta:editing-duration>PT14M8S</meta:editing-duration>
    <meta:editing-cycles>1</meta:editing-cycles>
    <meta:document-statistic meta:object-count="14"/>
    <meta:generator>OpenOffice.org/3.4.1$Win32 OpenOffice.org_project/341m1$Build-9593</meta:generator>
  </office:meta>
</office:document-meta>
</file>